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9ef67" officeooo:paragraph-rsid="0019ef67"/>
    </style:style>
    <style:style style:name="P3" style:family="paragraph" style:parent-style-name="Standard">
      <style:text-properties fo:font-weight="bold" officeooo:rsid="0019ef67" officeooo:paragraph-rsid="0019ef67" style:font-weight-asian="bold" style:font-weight-complex="bold"/>
    </style:style>
    <style:style style:name="P4" style:family="paragraph" style:parent-style-name="Standard">
      <style:text-properties fo:font-weight="bold" officeooo:rsid="001a5c2e" officeooo:paragraph-rsid="001a5c2e" style:font-weight-asian="bold" style:font-weight-complex="bold"/>
    </style:style>
    <style:style style:name="P5" style:family="paragraph" style:parent-style-name="Standard">
      <style:text-properties officeooo:rsid="001a5c2e" officeooo:paragraph-rsid="001a5c2e"/>
    </style:style>
    <style:style style:name="P6" style:family="paragraph" style:parent-style-name="Standard">
      <style:text-properties officeooo:rsid="001ac260" officeooo:paragraph-rsid="001ac260"/>
    </style:style>
    <style:style style:name="P7" style:family="paragraph" style:parent-style-name="Standard" style:list-style-name="L1">
      <style:text-properties officeooo:rsid="0019ef67" officeooo:paragraph-rsid="0019ef67"/>
    </style:style>
    <style:style style:name="P8" style:family="paragraph" style:parent-style-name="Standard">
      <style:text-properties fo:font-weight="bold" officeooo:rsid="0019ef67" officeooo:paragraph-rsid="0019ef67" style:font-weight-asian="bold" style:font-weight-complex="bold"/>
    </style:style>
    <style:style style:name="P9" style:family="paragraph" style:parent-style-name="Standard">
      <style:text-properties fo:font-weight="bold" officeooo:rsid="001ef28a" officeooo:paragraph-rsid="001ef28a" style:font-weight-asian="bold" style:font-weight-complex="bold"/>
    </style:style>
    <style:style style:name="P10" style:family="paragraph" style:parent-style-name="Standard">
      <style:text-properties officeooo:rsid="001ac260" officeooo:paragraph-rsid="001ac260"/>
    </style:style>
    <style:style style:name="P11" style:family="paragraph" style:parent-style-name="Standard">
      <style:text-properties officeooo:rsid="001db10b" officeooo:paragraph-rsid="001db10b"/>
    </style:style>
    <style:style style:name="P12" style:family="paragraph" style:parent-style-name="Standard">
      <style:text-properties officeooo:rsid="001ef28a" officeooo:paragraph-rsid="001ef28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implemente es un documento que complemente a la presentación. Nada serio. Ya que en la presentación no se va a ver reflejado todo el esfuerzo dedicado al proyecto, utiliza este documento para describir todo tu trabajo, qué técnicas has utilizado, con qué dificultades te has encontrado. No más de 5 hojas. Recuerda documentar bien las fuentes de datos utilizadas en la memoria.</text:p>
      <text:p text:style-name="Standard"/>
      <text:p text:style-name="P3">Problema</text:p>
      <text:p text:style-name="P2"/>
      <text:p text:style-name="P2">Analizar el impacto del cambio climático en la sequía y cómo esto afecta la gestión del agua en diferentes regiones de España.</text:p>
      <text:p text:style-name="P2"/>
      <text:p text:style-name="P3">Hipótesis</text:p>
      <text:p text:style-name="P2"/>
      <text:list text:style-name="L1">
        <text:list-item>
          <text:p text:style-name="P7">Las regiones que experimentan mayores aumentos en la temperatura también muestran mayores niveles de sequía.</text:p>
        </text:list-item>
        <text:list-item>
          <text:p text:style-name="P7">Las precipitaciones han disminuido en las últimas décadas, incrementando las condiciones de sequía.</text:p>
        </text:list-item>
        <text:list-item>
          <text:p text:style-name="P7">La gestión del agua ha tenido que adaptarse significativamente en respuesta a las condiciones cambiantes del clima.</text:p>
        </text:list-item>
      </text:list>
      <text:p text:style-name="P2"/>
      <text:p text:style-name="P3">Fuentes de datos</text:p>
      <text:p text:style-name="P2"/>
      <text:p text:style-name="P6">AEMET: Los datos más antiguos son de 1805</text:p>
      <text:p text:style-name="P6"/>
      <text:p text:style-name="P11">OpenData</text:p>
      <text:p text:style-name="P6"><text:tab/><text:a xlink:type="simple" xlink:href="https://opendata.aemet.es/dist/index.html?#/" text:style-name="Internet_20_link" text:visited-style-name="Visited_20_Internet_20_Link">https://opendata.aemet.es/dist/index.html?#/</text:a></text:p>
      <text:p text:style-name="P6"/>
      <text:p text:style-name="P9">Datos</text:p>
      <text:p text:style-name="P12">- Clima por mes y año. Hasta 50 columnas</text:p>
      <text:p text:style-name="P12">- Clima normal 1991-2020</text:p>
      <text:p text:style-name="P12">- Valores extremos (T, P, V)</text:p>
      <text:p text:style-name="P12"/>
      <text:p text:style-name="P6"/>
      <text:p text:style-name="P6"/>
      <text:p text:style-name="P6"/>
      <text:p text:style-name="P2"/>
      <text:p text:style-name="P4">Cosas que quiero:</text:p>
      <text:p text:style-name="P5"/>
      <text:p text:style-name="P5">- Mapas de scattering con longitud y latitud de España y en colores: temperaturas o provincias. Y el tamaño del círculo para la sequía por ejemplo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nder</meta:initial-creator>
    <meta:creation-date>2024-07-18T09:51:09.200000000</meta:creation-date>
    <dc:date>2024-07-19T16:59:18.214000000</dc:date>
    <dc:creator>Lander</dc:creator>
    <meta:editing-duration>PT3H21M16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7" meta:word-count="196" meta:character-count="1216" meta:non-whitespace-character-count="1039"/>
  </office:meta>
</office:document-meta>
</file>